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Tag.doStartTag( Appender sb , AbstractTagState render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lectTa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htmlRendering.renderMultiple( Appender sb , boolean multip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Rendering.renderMultiple( Appender sb , boolean multip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Rendering.renderDisabled( Appender sb ,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Rendering.renderDisabled( Appender sb ,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